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ffe" officeooo:paragraph-rsid="00172ffe"/>
    </style:style>
    <style:style style:name="T1" style:family="text">
      <style:text-properties officeooo:rsid="00185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ção da V1 do banco de Dados do FTG</text:p>
      <text:p text:style-name="P1"/>
      <text:p text:style-name="P1">- <text:span text:style-name="T1">Voluntários: Onde vai ter o cadastro dos voluntários para criar uma agenda organizada dos dias que podem vir para a ONG</text:span></text:p>
      <text:p text:style-name="P1"/>
      <text:p text:style-name="P1">- <text:span text:style-name="T1">Estoque: Seria todos os itens que estão e já estiveram em posse da ONG, manteremos os itens que não estão mais no estoque com o Campo Disponível (Que será um Boolean) caso for true esse item existe no estoque, caso for false esse item já foi doado para alguma família</text:span></text:p>
      <text:p text:style-name="P1"/>
      <text:p text:style-name="P1">- <text:span text:style-name="T1">Famílias: Onde estão as informações das famílias cadastradas na ONG</text:span></text:p>
      <text:p text:style-name="P1"/>
      <text:p text:style-name="P1">- <text:span text:style-name="T1">Doações: Onde ficara registrado a saída de itens do estoque e para qual família foi este ite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2:06:03.728532705</meta:creation-date>
    <dc:date>2024-02-26T13:53:04.738748440</dc:date>
    <meta:editing-duration>PT2H16M2S</meta:editing-duration>
    <meta:editing-cycles>1</meta:editing-cycles>
    <meta:document-statistic meta:table-count="0" meta:image-count="0" meta:object-count="0" meta:page-count="1" meta:paragraph-count="5" meta:word-count="111" meta:character-count="595" meta:non-whitespace-character-count="489"/>
    <meta:generator>LibreOffice/7.3.7.2$Linux_X86_64 LibreOffice_project/30$Build-2</meta:generator>
  </office:meta>
</office:document-meta>
</file>